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cm" svg:stroke-color="#0099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33cc6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Fine_20_Dashed_20__28_var_29_" svg:stroke-width="0.1cm" svg:stroke-color="#ff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ff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dash" draw:stroke-dash="Fine_20_Dashed_20__28_var_29_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1.1cm"/>
    </style:style>
    <style:style style:name="gr13" style:family="graphic" style:parent-style-name="objectwithoutfill">
      <style:graphic-properties svg:stroke-width="0.1cm" svg:stroke-color="#9999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draw:stroke="dash" draw:stroke-dash="Fine_20_Dashed_20__28_var_29_"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family="Arial" style:font-family-generic="roman" style:font-pitch="variable" fo:font-size="14pt" style:font-family-asian="Arial" style:font-family-generic-asian="roman" style:font-pitch-asian="variable" style:font-size-asian="14pt" style:font-family-complex="Arial" style:font-family-generic-complex="roman" style:font-pitch-complex="variable" style:font-size-complex="14pt"/>
    </style:style>
    <style:style style:name="P5" style:family="paragraph"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Arial" style:font-family-generic-asian="roman" style:font-pitch-asian="variable" style:font-size-asian="14pt" style:font-style-asian="normal" style:font-weight-asian="normal" style:font-family-complex="Arial" style:font-family-generic-complex="roman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8.2cm" svg:height="2.6cm" svg:x="11.5cm" svg:y="8cm">
          <text:p text:style-name="P1"><text:span text:style-name="T1">UniProt</text:span></text:p>
          <draw:enhanced-geometry svg:viewBox="0 0 21600 21600" draw:extrusion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5.1cm" svg:height="2.4cm" svg:x="1.1cm" svg:y="8.3cm">
          <text:p text:style-name="P1">ChEBI</text:p>
          <draw:enhanced-geometry svg:viewBox="0 0 21600 21600" draw:extrusion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5.1cm" svg:height="2.4cm" svg:x="4.4cm" svg:y="12.4cm">
          <text:p text:style-name="P1">ChEMBL</text:p>
          <draw:enhanced-geometry svg:viewBox="0 0 21600 21600" draw:mirror-horizontal="false" draw:mirror-vertical="false" draw:extrusion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5.1cm" svg:height="2.4cm" svg:x="18.7cm" svg:y="13.6cm">
          <text:p text:style-name="P1">PDBe</text:p>
          <draw:enhanced-geometry svg:viewBox="0 0 21600 21600" draw:extrusion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5.1cm" svg:height="2.4cm" svg:x="16cm" svg:y="2.2cm">
          <text:p text:style-name="P1">Linnean</text:p>
          <draw:enhanced-geometry svg:viewBox="0 0 21600 21600" draw:extrusion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" draw:id="id3" draw:layer="layout" svg:width="5.1cm" svg:height="2.4cm" svg:x="9.8cm" svg:y="2.1cm">
          <text:p text:style-name="P1">EC</text:p>
          <draw:enhanced-geometry svg:viewBox="0 0 21600 21600" draw:extrusion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9" draw:id="id9" draw:layer="layout" svg:width="5.1cm" svg:height="2.4cm" svg:x="23.3cm" svg:y="10.6cm">
          <text:p text:style-name="P1">MeSH</text:p>
          <draw:enhanced-geometry svg:viewBox="0 0 21600 21600" draw:extrusion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7" draw:id="id7" draw:layer="layout" svg:width="5.1cm" svg:height="2.4cm" svg:x="23.1cm" svg:y="6.3cm">
          <text:p text:style-name="P1">EFO</text:p>
          <draw:enhanced-geometry svg:viewBox="0 0 21600 21600" draw:extrusion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8" draw:id="id8" draw:layer="layout" svg:width="5.1cm" svg:height="2.4cm" svg:x="21.9cm" svg:y="2.8cm">
          <text:p text:style-name="P1">OMIM</text:p>
          <draw:enhanced-geometry svg:viewBox="0 0 21600 21600" draw:extrusion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6.2cm" svg:y1="9.5cm" svg:x2="11.5cm" svg:y2="9.3cm" draw:start-shape="id1" draw:end-shape="id2" draw:end-glue-point="6" svg:d="m6200 9500 5300-200" svg:viewBox="0 0 5301 201">
          <text:p text:style-name="P3">is_activator_of</text:p>
          <text:p text:style-name="P3">is_inhibitor_of</text:p>
        </draw:connector>
        <draw:connector draw:style-name="gr7" draw:text-style-name="P3" draw:layer="layout" draw:type="line" svg:x1="12.7cm" svg:y1="8.38cm" svg:x2="12.35cm" svg:y2="4.5cm" draw:start-shape="id2" draw:start-glue-point="5" draw:end-shape="id3" draw:end-glue-point="8" svg:d="m12700 8380-350-3880" svg:viewBox="0 0 351 3881">
          <text:p text:style-name="P1"><text:span text:style-name="T2">belongs_to</text:span></text:p>
        </draw:connector>
        <draw:connector draw:style-name="gr7" draw:text-style-name="P3" draw:layer="layout" draw:type="line" svg:x1="15.6cm" svg:y1="8cm" svg:x2="18.55cm" svg:y2="4.6cm" draw:start-shape="id2" draw:start-glue-point="4" draw:end-shape="id4" draw:end-glue-point="8" svg:d="m15600 8000 2950-3400" svg:viewBox="0 0 2951 3401">
          <text:p text:style-name="P4"><text:span text:style-name="T3">belongs_to</text:span></text:p>
        </draw:connector>
        <draw:connector draw:style-name="gr7" draw:text-style-name="P3" draw:layer="layout" draw:type="line" svg:x1="18.5cm" svg:y1="10.22cm" svg:x2="21.25cm" svg:y2="13.6cm" draw:start-shape="id2" draw:start-glue-point="9" draw:end-shape="id5" draw:end-glue-point="4" svg:d="m18500 10220 2750 3380" svg:viewBox="0 0 2751 3381">
          <text:p text:style-name="P1"><text:span text:style-name="T2">is_part_of</text:span></text:p>
        </draw:connector>
        <draw:connector draw:style-name="gr8" draw:text-style-name="P3" draw:layer="layout" draw:type="line" svg:x1="12.7cm" svg:y1="10.22cm" svg:x2="8.754cm" svg:y2="12.751cm" draw:start-shape="id2" draw:start-glue-point="7" draw:end-shape="id6" draw:end-glue-point="11" svg:d="m12700 10220-3946 2531" svg:viewBox="0 0 3947 2532">
          <text:p text:style-name="P3">is_target_of</text:p>
        </draw:connector>
        <draw:connector draw:style-name="gr9" draw:text-style-name="P1" draw:layer="layout" draw:type="line" svg:x1="19.7cm" svg:y1="9.3cm" svg:x2="23.846cm" svg:y2="8.349cm" draw:start-shape="id2" draw:start-glue-point="10" draw:end-shape="id7" draw:end-glue-point="7" svg:d="m19700 9300 4146-951" svg:viewBox="0 0 4147 952">
          <text:p text:style-name="P4"><text:span text:style-name="T3">is_related_to</text:span></text:p>
        </draw:connector>
        <draw:connector draw:style-name="gr10" draw:text-style-name="P3" draw:layer="layout" draw:type="line" svg:x1="18.5cm" svg:y1="8.38cm" svg:x2="22.646cm" svg:y2="4.849cm" draw:start-shape="id2" draw:start-glue-point="11" draw:end-shape="id8" draw:end-glue-point="7" svg:d="m18500 8380 4146-3531" svg:viewBox="0 0 4147 3532">
          <text:p text:style-name="P1"><text:span text:style-name="T2">is_related_to</text:span></text:p>
        </draw:connector>
        <draw:connector draw:style-name="gr10" draw:text-style-name="P1" draw:layer="layout" draw:type="line" svg:x1="19.7cm" svg:y1="9.3cm" svg:x2="24.046cm" svg:y2="10.951cm" draw:start-shape="id2" draw:start-glue-point="10" draw:end-shape="id9" draw:end-glue-point="5" svg:d="m19700 9300 4346 1651" svg:viewBox="0 0 4347 1652">
          <text:p text:style-name="P4"><text:span text:style-name="T3">is_related_to</text:span></text:p>
        </draw:connector>
        <draw:connector draw:style-name="gr11" draw:text-style-name="P1" draw:layer="layout" draw:type="line" svg:x1="25.85cm" svg:y1="10.6cm" svg:x2="25.65cm" svg:y2="8.7cm" draw:start-shape="id9" draw:start-glue-point="4" draw:end-shape="id7" draw:end-glue-point="8" svg:d="m25850 10600-200-1900" svg:viewBox="0 0 201 1901">
          <text:p/>
        </draw:connector>
        <draw:custom-shape draw:style-name="gr2" draw:text-style-name="P5" draw:layer="layout" svg:width="3.292cm" svg:height="1.096cm" svg:x="1.6cm" svg:y="17.1cm">
          <text:p text:style-name="P5">Compoun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.311cm" svg:height="1.096cm" svg:x="16.994cm" svg:y="17.098cm">
          <text:p text:style-name="P5">3D structures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292cm" svg:height="1.096cm" svg:x="13.146cm" svg:y="17.099cm">
          <text:p text:style-name="P5">Protein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292cm" svg:height="1.096cm" svg:x="20.861cm" svg:y="17.098cm">
          <text:p text:style-name="P5">Species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292cm" svg:height="1.096cm" svg:x="9.297cm" svg:y="17.097cm">
          <text:p text:style-name="P5">Enzymes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292cm" svg:height="1.096cm" svg:x="24.708cm" svg:y="17.096cm">
          <text:p text:style-name="P5">Diseas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5.979cm" svg:y1="18.807cm" svg:x2="11.07cm" svg:y2="18.824cm" svg:d="m5979 18807 5091 17" svg:viewBox="0 0 5092 18">
          <text:p text:style-name="P1">UniProt XML</text:p>
        </draw:connector>
        <draw:frame draw:style-name="gr12" draw:layer="layout" svg:width="5.7cm" svg:height="1.35cm" svg:x="1cm" svg:y="18.3cm">
          <draw:text-box>
            <text:p>Xref taken from:</text:p>
          </draw:text-box>
        </draw:frame>
        <draw:connector draw:style-name="gr13" draw:text-style-name="P1" draw:layer="layout" draw:type="line" svg:x1="11.342cm" svg:y1="18.807cm" svg:x2="16.208cm" svg:y2="18.831cm" svg:d="m11342 18807 4866 24" svg:viewBox="0 0 4867 25">
          <text:p text:style-name="P1">IntEnz XML</text:p>
        </draw:connector>
        <draw:connector draw:style-name="gr8" draw:text-style-name="P1" draw:layer="layout" draw:type="line" svg:x1="16.493cm" svg:y1="18.807cm" svg:x2="22.012cm" svg:y2="18.805cm" svg:d="m16493 18807 5519-2" svg:viewBox="0 0 5520 3">
          <text:p text:style-name="P1">ChEMBL XML</text:p>
        </draw:connector>
        <draw:connector draw:style-name="gr10" draw:text-style-name="P1" draw:layer="layout" draw:type="line" svg:x1="22.344cm" svg:y1="18.807cm" svg:x2="27.954cm" svg:y2="18.805cm" svg:d="m22344 18807 5610-2" svg:viewBox="0 0 5611 3">
          <text:p text:style-name="P1">UniMed TSV</text:p>
        </draw:connector>
        <draw:connector draw:style-name="gr14" draw:text-style-name="P3" draw:layer="layout" draw:type="line" svg:x1="10.3cm" svg:y1="19.7cm" svg:x2="18.262cm" svg:y2="19.728cm" svg:d="m10300 19700 7962 28" svg:viewBox="0 0 7963 29">
          <text:p text:style-name="P1"><text:span text:style-name="T2">Inferred</text:span></text:p>
        </draw:connector>
        <draw:custom-shape draw:style-name="gr2" draw:text-style-name="P1" xml:id="id10" draw:id="id10" draw:layer="layout" svg:width="5.1cm" svg:height="2.4cm" svg:x="11.7cm" svg:y="13.7cm">
          <text:p text:style-name="P1">DrugBank</text:p>
          <draw:enhanced-geometry svg:viewBox="0 0 21600 21600" draw:mirror-horizontal="false" draw:mirror-vertical="false" draw:extrusion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15.6cm" svg:y1="10.6cm" svg:x2="14.25cm" svg:y2="13.7cm" draw:start-shape="id2" draw:start-glue-point="8" draw:end-shape="id10" draw:end-glue-point="4" svg:d="m15600 10600-1350 3100" svg:viewBox="0 0 1351 3101">
          <text:p text:style-name="P3">is_target_of</text:p>
        </draw:connector>
        <draw:custom-shape draw:style-name="gr15" draw:text-style-name="P1" xml:id="id11" draw:id="id11" draw:layer="layout" svg:width="5.1cm" svg:height="2.4cm" svg:x="1.1cm" svg:y="1.6cm">
          <text:p text:style-name="P1">Rhea</text:p>
          <draw:enhanced-geometry svg:viewBox="0 0 21600 21600" draw:extrusion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line" svg:x1="3.65cm" svg:y1="8.3cm" svg:x2="3.65cm" svg:y2="4cm" draw:start-shape="id1" draw:start-glue-point="4" draw:end-shape="id11" draw:end-glue-point="8" svg:d="m3650 8300v-4300" svg:viewBox="0 0 1 4301">
          <text:p text:style-name="P1"><text:span text:style-name="T2">is_reactant_of</text:span></text:p>
          <text:p text:style-name="P1"><text:span text:style-name="T2">is_product_of</text:span></text:p>
        </draw:connector>
        <draw:custom-shape draw:style-name="gr15" draw:text-style-name="P5" draw:layer="layout" svg:width="3.292cm" svg:height="1.096cm" svg:x="5.449cm" svg:y="17.096cm">
          <text:p text:style-name="P5">Reaction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3" draw:layer="layout" draw:type="line" svg:x1="9.8cm" svg:y1="3.3cm" svg:x2="6.2cm" svg:y2="2.8cm" draw:start-shape="id3" draw:start-glue-point="6" draw:end-shape="id11" draw:end-glue-point="10" svg:d="m9800 3300-3600-500" svg:viewBox="0 0 3601 501">
          <text:p text:style-name="P1"><text:span text:style-name="T2">catalyses</text:span></text:p>
        </draw:connector>
        <draw:connector draw:style-name="gr13" draw:text-style-name="P3" draw:layer="layout" draw:type="line" svg:x1="5.454cm" svg:y1="8.651cm" svg:x2="10.546cm" svg:y2="4.149cm" draw:start-shape="id1" draw:start-glue-point="11" draw:end-shape="id3" draw:end-glue-point="7" svg:d="m5454 8651 5092-4502" svg:viewBox="0 0 5093 4503">
          <text:p text:style-name="P1"><text:span text:style-name="T2">is_cofactor_of</text:span></text:p>
          <text:p text:style-name="P1"><text:span text:style-name="T2">is_substrate_of</text:span></text:p>
          <text:p text:style-name="P1"><text:span text:style-name="T2">is_product_of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04T13:11:50</meta:creation-date>
    <dc:date>2013-05-14T12:29:10</dc:date>
    <meta:editing-duration>PT1H17M50S</meta:editing-duration>
    <meta:editing-cycles>7</meta:editing-cycles>
    <meta:generator>LibreOffice/4.0.2.2$MacOSX_x86 LibreOffice_project/4c82dcdd6efcd48b1d8bba66bfe1989deee49c3</meta:generator>
    <meta:document-statistic meta:object-count="37"/>
  </office:meta>
</office:document-meta>
</file>